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atrick Spisak</text:p>
          </table:table-cell>
          <table:table-cell table:number-columns-repeated="3"/>
        </table:table-row>
        <table:table-row table:style-name="ro1">
          <table:table-cell office:value-type="string">
            <text:p>1)</text:p>
          </table:table-cell>
          <table:table-cell office:value-type="string">
            <text:p>Block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89">
            <text:p>4589</text:p>
          </table:table-cell>
          <table:table-cell office:value-type="float" office:value="24353">
            <text:p>24353</text:p>
          </table:table-cell>
        </table:table-row>
        <table:table-row table:style-name="ro1">
          <table:table-cell table:number-columns-repeated="2"/>
          <table:table-cell office:value-type="float" office:value="718">
            <text:p>718</text:p>
          </table:table-cell>
          <table:table-cell office:value-type="float" office:value="76345">
            <text:p>76345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office:value-type="float" office:value="9877">
            <text:p>9877</text:p>
          </table:table-cell>
        </table:table-row>
        <table:table-row table:style-name="ro1">
          <table:table-cell table:number-columns-repeated="2"/>
          <table:table-cell office:value-type="float" office:value="23456">
            <text:p>23456</text:p>
          </table:table-cell>
          <table:table-cell office:value-type="float" office:value="7345">
            <text:p>7345</text:p>
          </table:table-cell>
        </table:table-row>
        <table:table-row table:style-name="ro1">
          <table:table-cell table:number-columns-repeated="2"/>
          <table:table-cell office:value-type="float" office:value="8345345">
            <text:p>8345345</text:p>
          </table:table-cell>
          <table:table-cell office:value-type="float" office:value="34535">
            <text:p>34535</text:p>
          </table:table-cell>
        </table:table-row>
        <table:table-row table:style-name="ro1">
          <table:table-cell table:number-columns-repeated="2"/>
          <table:table-cell office:value-type="float" office:value="634534">
            <text:p>634534</text:p>
          </table:table-cell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2"/>
          <table:table-cell office:value-type="float" office:value="3478">
            <text:p>3478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)</text:p>
          </table:table-cell>
          <table:table-cell office:value-type="string">
            <text:p>Block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89">
            <text:p>4589</text:p>
          </table:table-cell>
          <table:table-cell office:value-type="float" office:value="24353">
            <text:p>24353</text:p>
          </table:table-cell>
        </table:table-row>
        <table:table-row table:style-name="ro1">
          <table:table-cell table:number-columns-repeated="2"/>
          <table:table-cell office:value-type="float" office:value="43546">
            <text:p>43546</text:p>
          </table:table-cell>
          <table:table-cell office:value-type="float" office:value="98745">
            <text:p>98745</text:p>
          </table:table-cell>
        </table:table-row>
        <table:table-row table:style-name="ro1">
          <table:table-cell table:number-columns-repeated="2"/>
          <table:table-cell office:value-type="float" office:value="718">
            <text:p>718</text:p>
          </table:table-cell>
          <table:table-cell office:value-type="float" office:value="76345">
            <text:p>76345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)</text:p>
          </table:table-cell>
          <table:table-cell office:value-type="string">
            <text:p>Block 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89">
            <text:p>4589</text:p>
          </table:table-cell>
          <table:table-cell office:value-type="float" office:value="24353">
            <text:p>24353</text:p>
          </table:table-cell>
        </table:table-row>
        <table:table-row table:style-name="ro1">
          <table:table-cell table:number-columns-repeated="2"/>
          <table:table-cell office:value-type="float" office:value="43546">
            <text:p>43546</text:p>
          </table:table-cell>
          <table:table-cell office:value-type="float" office:value="98745">
            <text:p>98745</text:p>
          </table:table-cell>
        </table:table-row>
        <table:table-row table:style-name="ro1">
          <table:table-cell table:number-columns-repeated="2"/>
          <table:table-cell office:value-type="float" office:value="718">
            <text:p>718</text:p>
          </table:table-cell>
          <table:table-cell office:value-type="float" office:value="76345">
            <text:p>76345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office:value-type="float" office:value="9877">
            <text:p>9877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)</text:p>
          </table:table-cell>
          <table:table-cell office:value-type="string">
            <text:p>Block 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)</text:p>
          </table:table-cell>
          <table:table-cell office:value-type="string">
            <text:p>Block #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)</text:p>
          </table:table-cell>
          <table:table-cell office:value-type="string">
            <text:p>Block #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)</text:p>
          </table:table-cell>
          <table:table-cell office:value-type="string">
            <text:p>Block #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23456">
            <text:p>23456</text:p>
          </table:table-cell>
        </table:table-row>
        <table:table-row table:style-name="ro1">
          <table:table-cell table:number-columns-repeated="3"/>
          <table:table-cell office:value-type="float" office:value="8345345">
            <text:p>8345345</text:p>
          </table:table-cell>
        </table:table-row>
        <table:table-row table:style-name="ro1">
          <table:table-cell table:number-columns-repeated="3"/>
          <table:table-cell office:value-type="float" office:value="634534">
            <text:p>6345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2)When so many blocks are allocated that the linked-list is smaler or the same size as the bitmap linked list .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11.06.2020</text:date>, <text:time>23:5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Spisak</meta:initial-creator>
    <meta:creation-date>2020-06-11T23:41:31.12</meta:creation-date>
    <dc:date>2020-06-11T23:56:26.04</dc:date>
    <dc:creator>Patrick Spisak</dc:creator>
    <meta:editing-duration>PT15M</meta:editing-duration>
    <meta:editing-cycles>1</meta:editing-cycles>
    <meta:document-statistic meta:table-count="3" meta:cell-count="123" meta:object-count="0"/>
    <meta:generator>OpenOffice/4.1.6$Win32 OpenOffice.org_project/416m1$Build-9790</meta:generator>
  </office:meta>
</office:document-meta>
</file>